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jectPath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jectPathModule.getAttribute( String name , Configuration modeConf , Map objec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rojectPathModule.configure(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jectPath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